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default-cell-style-name="ce5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5]*[.E5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6]*[.E6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5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7]*[.E7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table:style-name="ce5" office:value-type="date" office:date-value="2018-10-08">
            <text:p>10/08/18</text:p>
          </table:table-cell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8]*[.E8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9]*[.E9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0]*[.E10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1]*[.E11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2]*[.E12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3]*[.E13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4]*[.E14]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5]*[.E15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6]*[.E16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7]*[.E17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8]*[.E18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0]*[.E20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1]*[.E21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2]*[.E22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3]*[.E23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4]*[.E24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5]*[.E25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6]*[.E26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7]*[.E27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28]*[.E28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9]*[.E29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1]*[.E31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2]*[.E32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3]*[.E33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4]*[.E34]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6]*[.E36]" office:value-type="float" office:value="29.95">
            <text:p>29.95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7]*[.E37]" office:value-type="float" office:value="8.95">
            <text:p>8.95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/>
          <table:table-cell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7])" office:value-type="float" office:value="5905.45">
            <text:p>5905.45</text:p>
          </table:table-cell>
          <table:table-cell table:style-name="Default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10/09/2018</text:date>, <text:time>09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0-09T09:51:43</dc:date>
    <dc:creator>Chuck Coughlin</dc:creator>
    <meta:editing-duration>PT15H41M58S</meta:editing-duration>
    <meta:editing-cycles>7</meta:editing-cycles>
    <meta:generator>OpenOffice/4.1.3$Unix OpenOffice.org_project/413m1$Build-9783</meta:generator>
    <meta:document-statistic meta:table-count="3" meta:cell-count="252" meta:object-count="0"/>
  </office:meta>
</office:document-meta>
</file>